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4000002095879643DA82E67F0.png" manifest:media-type="image/png"/>
  <manifest:file-entry manifest:full-path="Pictures/1000000100000780000003F8B3AF32B1FFD6232E.png" manifest:media-type="image/png"/>
  <manifest:file-entry manifest:full-path="Pictures/100000010000077F000003FB23E3EA2FCA57667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213cm, 2.13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0cm" svg:y="-0.413cm" svg:width="17cm" svg:height="8.996cm" draw:z-index="0"><draw:image xlink:href="Pictures/1000000100000780000003F8B3AF32B1FFD6232E.png" xlink:type="simple" xlink:show="embed" xlink:actuate="onLoad" draw:mime-type="image/png"/></draw:frame></text:p>
      <text:p text:style-name="Standard"><draw:frame draw:style-name="fr2" draw:name="Imagen2" text:anchor-type="char" svg:x="0.009cm" svg:y="0.025cm" svg:width="17cm" svg:height="9.026cm" draw:z-index="1"><draw:image xlink:href="Pictures/100000010000077F000003FB23E3EA2FCA57667B.png" xlink:type="simple" xlink:show="embed" xlink:actuate="onLoad" draw:mime-type="image/png"/></draw:frame><draw:frame draw:style-name="fr1" draw:name="Imagen3" text:anchor-type="char" svg:x="1.921cm" svg:y="9.26cm" svg:width="13.511cm" svg:height="6.791cm" draw:z-index="2"><draw:image xlink:href="Pictures/1000000100000374000002095879643DA82E67F0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09:05:12.160000000</meta:creation-date>
    <dc:date>2023-10-02T10:02:14.628000000</dc:date>
    <meta:editing-duration>PT51M27S</meta:editing-duration>
    <meta:editing-cycles>4</meta:editing-cycles>
    <meta:generator>LibreOffice/7.4.6.2$Windows_X86_64 LibreOffice_project/5b1f5509c2decdade7fda905e3e1429a67acd63d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